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serializedAt=2014-12-12+01:00</text:p>
              <text:p>http://www.w3.org/ns/openannotation/core/annotatedBy=cdm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